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alApplicationListenerMethodAdapter.onApplicationEvent( ApplicationEvent ev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ransactionalApplicationListenerMethodAdapter.addCallback( SynchronizationCallback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actionalApplicationListenerMethodAdapter.TransactionalApplicationListenerMethodAdapter( String beanName , Class &lt; ? &gt; targetClass , Method 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ansactionalApplicationListenerMethodAdapter.getTransactionPh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